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367648" style:font-size-asian="12pt" style:font-size-complex="12pt"/>
    </style:style>
    <style:style style:name="P10" style:family="paragraph" style:parent-style-name="Standard">
      <style:text-properties style:font-name="Liberation Serif" officeooo:paragraph-rsid="0023a51d"/>
    </style:style>
    <style:style style:name="P11" style:family="paragraph" style:parent-style-name="Standard">
      <style:text-properties style:font-name="Liberation Serif" officeooo:paragraph-rsid="00367648"/>
    </style:style>
    <style:style style:name="P12" style:family="paragraph" style:parent-style-name="Standard">
      <style:text-properties officeooo:paragraph-rsid="0022a55c"/>
    </style:style>
    <style:style style:name="P13" style:family="paragraph" style:parent-style-name="Standard">
      <style:text-properties officeooo:paragraph-rsid="0020bcff"/>
    </style:style>
    <style:style style:name="P14" style:family="paragraph" style:parent-style-name="Standard">
      <style:text-properties officeooo:paragraph-rsid="0023ec13"/>
    </style:style>
    <style:style style:name="P15" style:family="paragraph" style:parent-style-name="Standard">
      <style:text-properties officeooo:paragraph-rsid="0028bc81"/>
    </style:style>
    <style:style style:name="P16" style:family="paragraph" style:parent-style-name="Standard">
      <style:text-properties officeooo:paragraph-rsid="002dd124"/>
    </style:style>
    <style:style style:name="P17" style:family="paragraph" style:parent-style-name="Standard">
      <style:text-properties officeooo:paragraph-rsid="002dddde"/>
    </style:style>
    <style:style style:name="P18" style:family="paragraph" style:parent-style-name="Standard">
      <style:text-properties officeooo:paragraph-rsid="002ef771"/>
    </style:style>
    <style:style style:name="P19" style:family="paragraph" style:parent-style-name="Standard">
      <style:text-properties officeooo:paragraph-rsid="0031046c"/>
    </style:style>
    <style:style style:name="P20" style:family="paragraph" style:parent-style-name="Standard">
      <style:text-properties officeooo:paragraph-rsid="0033ffa4"/>
    </style:style>
    <style:style style:name="P21" style:family="paragraph" style:parent-style-name="Standard">
      <style:text-properties officeooo:paragraph-rsid="0035b4e8"/>
    </style:style>
    <style:style style:name="P22" style:family="paragraph" style:parent-style-name="Standard">
      <style:text-properties officeooo:paragraph-rsid="0035d4fb"/>
    </style:style>
    <style:style style:name="P23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24" style:family="paragraph" style:parent-style-name="Standard">
      <style:text-properties style:font-name="Liberation Serif" fo:font-size="12pt" officeooo:paragraph-rsid="00378dd3" style:font-size-asian="12pt" style:font-size-complex="12pt"/>
    </style:style>
    <style:style style:name="P25" style:family="paragraph" style:parent-style-name="Standard">
      <style:text-properties officeooo:paragraph-rsid="00378dd3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uk" fo:country="UA" officeooo:rsid="00193ac8"/>
    </style:style>
    <style:style style:name="T9" style:family="text">
      <style:text-properties fo:language="uk" fo:country="UA" officeooo:rsid="001a81a5"/>
    </style:style>
    <style:style style:name="T10" style:family="text">
      <style:text-properties fo:language="uk" fo:country="UA" officeooo:rsid="0044988c"/>
    </style:style>
    <style:style style:name="T11" style:family="text">
      <style:text-properties fo:language="uk" fo:country="UA" officeooo:rsid="002a255b"/>
    </style:style>
    <style:style style:name="T12" style:family="text">
      <style:text-properties fo:language="uk" fo:country="UA" officeooo:rsid="001f6e98"/>
    </style:style>
    <style:style style:name="T13" style:family="text">
      <style:text-properties fo:language="uk" fo:country="UA" officeooo:rsid="003e19f2"/>
    </style:style>
    <style:style style:name="T14" style:family="text">
      <style:text-properties fo:language="uk" fo:country="UA" officeooo:rsid="00351f53"/>
    </style:style>
    <style:style style:name="T15" style:family="text">
      <style:text-properties fo:language="uk" fo:country="UA" officeooo:rsid="004e3a4b"/>
    </style:style>
    <style:style style:name="T16" style:family="text">
      <style:text-properties fo:language="uk" fo:country="UA" officeooo:rsid="001c69c8"/>
    </style:style>
    <style:style style:name="T17" style:family="text">
      <style:text-properties fo:language="uk" fo:country="UA" officeooo:rsid="001e4491"/>
    </style:style>
    <style:style style:name="T18" style:family="text">
      <style:text-properties fo:language="uk" fo:country="UA" officeooo:rsid="001e6a51"/>
    </style:style>
    <style:style style:name="T19" style:family="text">
      <style:text-properties fo:language="uk" fo:country="UA" officeooo:rsid="0020bcff"/>
    </style:style>
    <style:style style:name="T20" style:family="text">
      <style:text-properties fo:language="uk" fo:country="UA" officeooo:rsid="0022a55c"/>
    </style:style>
    <style:style style:name="T21" style:family="text">
      <style:text-properties fo:language="uk" fo:country="UA" officeooo:rsid="0023ec13"/>
    </style:style>
    <style:style style:name="T22" style:family="text">
      <style:text-properties fo:language="uk" fo:country="UA" officeooo:rsid="0026c31f"/>
    </style:style>
    <style:style style:name="T23" style:family="text">
      <style:text-properties fo:language="uk" fo:country="UA" officeooo:rsid="0027e4ea"/>
    </style:style>
    <style:style style:name="T24" style:family="text">
      <style:text-properties fo:language="uk" fo:country="UA" officeooo:rsid="0028bc81"/>
    </style:style>
    <style:style style:name="T25" style:family="text">
      <style:text-properties fo:language="uk" fo:country="UA" officeooo:rsid="002b94a1"/>
    </style:style>
    <style:style style:name="T26" style:family="text">
      <style:text-properties fo:language="uk" fo:country="UA" officeooo:rsid="002dd124"/>
    </style:style>
    <style:style style:name="T27" style:family="text">
      <style:text-properties fo:language="uk" fo:country="UA" officeooo:rsid="002dddde"/>
    </style:style>
    <style:style style:name="T28" style:family="text">
      <style:text-properties fo:language="uk" fo:country="UA" officeooo:rsid="002ef771"/>
    </style:style>
    <style:style style:name="T29" style:family="text">
      <style:text-properties fo:language="uk" fo:country="UA" officeooo:rsid="00300426"/>
    </style:style>
    <style:style style:name="T30" style:family="text">
      <style:text-properties fo:language="uk" fo:country="UA" officeooo:rsid="0032703d"/>
    </style:style>
    <style:style style:name="T31" style:family="text">
      <style:text-properties fo:language="uk" fo:country="UA" officeooo:rsid="0033ffa4"/>
    </style:style>
    <style:style style:name="T32" style:family="text">
      <style:text-properties fo:language="uk" fo:country="UA" officeooo:rsid="0035b4e8"/>
    </style:style>
    <style:style style:name="T33" style:family="text">
      <style:text-properties fo:language="uk" fo:country="UA" officeooo:rsid="0035d4fb"/>
    </style:style>
    <style:style style:name="T34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35" style:family="text">
      <style:text-properties fo:font-variant="normal" fo:text-transform="none" fo:color="#202122" loext:opacity="100%" style:font-name="Segoe UI" fo:font-size="11.25pt" fo:letter-spacing="normal" fo:language="en" fo:country="US" fo:font-style="normal" fo:font-weight="normal" officeooo:rsid="001fc074"/>
    </style:style>
    <style:style style:name="T36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37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38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39" style:family="text">
      <style:text-properties fo:font-variant="normal" fo:text-transform="none" fo:color="#202122" loext:opacity="100%" fo:letter-spacing="normal" fo:language="uk" fo:country="UA" fo:font-style="normal" fo:font-weight="normal" officeooo:rsid="0023a51d"/>
    </style:style>
    <style:style style:name="T40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41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51f53"/>
    </style:style>
    <style:style style:name="T42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a255b"/>
    </style:style>
    <style:style style:name="T43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44988c"/>
    </style:style>
    <style:style style:name="T44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67648"/>
    </style:style>
    <style:style style:name="T45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46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47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  <style:style style:name="T48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officeooo:rsid="0023ec13" style:font-size-asian="12pt" style:font-style-asian="normal" style:font-size-complex="12pt" style:font-style-complex="normal"/>
    </style:style>
    <style:style style:name="T49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1ee2c9" style:font-size-asian="12pt" style:font-size-complex="12pt"/>
    </style:style>
    <style:style style:name="T50" style:family="text">
      <style:text-properties fo:font-variant="normal" fo:text-transform="none" fo:color="#202122" loext:opacity="100%" style:font-name="Liberation Serif" fo:font-size="12pt" fo:letter-spacing="normal" fo:language="en" fo:country="US" fo:font-style="normal" fo:font-weight="normal" officeooo:rsid="001fc074" style:font-size-asian="12pt" style:font-size-complex="12pt"/>
    </style:style>
    <style:style style:name="T51" style:family="text">
      <style:text-properties fo:font-variant="normal" fo:text-transform="none" fo:color="#202122" loext:opacity="100%" style:font-name="Liberation Serif" fo:font-size="11.25pt" fo:letter-spacing="normal" fo:language="en" fo:country="US" fo:font-style="normal" fo:font-weight="normal" officeooo:rsid="001fc074"/>
    </style:style>
    <style:style style:name="T52" style:family="text">
      <style:text-properties fo:font-variant="normal" fo:text-transform="none" fo:color="#202122" loext:opacity="100%" style:font-name="Liberation Serif" fo:font-size="12pt" fo:letter-spacing="normal" fo:language="en" fo:country="US" fo:font-style="normal" fo:font-weight="normal" officeooo:rsid="001fc074" style:font-size-asian="12pt" style:font-size-complex="12pt"/>
    </style:style>
    <style:style style:name="T53" style:family="text">
      <style:text-properties fo:color="#202122" loext:opacity="100%" style:font-name="Liberation Serif" fo:font-size="12pt" fo:letter-spacing="normal" fo:language="uk" fo:country="UA" fo:font-style="normal" fo:font-weight="normal" officeooo:rsid="0023ec13" style:font-size-asian="12pt" style:font-style-asian="normal" style:font-size-complex="12pt" style:font-style-complex="normal"/>
    </style:style>
    <style:style style:name="T54" style:family="text">
      <style:text-properties fo:color="#202122" loext:opacity="100%" style:font-name="Liberation Serif" fo:font-size="12pt" fo:letter-spacing="normal" fo:language="uk" fo:country="UA" fo:font-style="normal" fo:font-weight="normal" officeooo:rsid="0035b4e8" style:font-size-asian="12pt" style:font-style-asian="normal" style:font-size-complex="12pt" style:font-style-complex="normal"/>
    </style:style>
    <style:style style:name="T55" style:family="text">
      <style:text-properties style:font-name="Liberation Serif" fo:language="uk" fo:country="UA" officeooo:rsid="0023ec13"/>
    </style:style>
    <style:style style:name="T56" style:family="text">
      <style:text-properties style:font-name="Liberation Serif" fo:language="uk" fo:country="UA" officeooo:rsid="0020b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0">я</text:span><text:span text:style-name="T2">R</text:span><text:span text:style-name="T12">oller — </text:span><text:span text:style-name="T13">В</text:span><text:span text:style-name="T11">алик</text:span></text:p>
      <text:p text:style-name="Standard">Charger — Нагнітач</text:p>
      <text:p text:style-name="Standard"><text:span text:style-name="T11">Dualies — </text:span><text:span text:style-name="T14">Двійники</text:span></text:p>
      <text:p text:style-name="Standard"><text:span text:style-name="T14">Slosher </text:span><text:span text:style-name="T11">— </text:span><text:span text:style-name="T13">Р</text:span><text:span text:style-name="T14">озливач </text:span></text:p>
      <text:p text:style-name="Standard"><text:span text:style-name="T14">Splatling <text:s/></text:span><text:span text:style-name="T11">— </text:span><text:span text:style-name="T10">Ротор</text:span></text:p>
      <text:p text:style-name="Standard"><text:span text:style-name="T10">Blaster <text:s/></text:span><text:span text:style-name="T11">— </text:span><text:span text:style-name="T15">Бластер</text:span></text:p>
      <text:p text:style-name="Standard"><text:span text:style-name="T10">Brella </text:span><text:span text:style-name="T11">— </text:span><text:span text:style-name="T10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8">Плескомат</text:span></text:p>
      <text:p text:style-name="P15"><text:span text:style-name="T4">Spl</text:span><text:span text:style-name="T5">oos</text:span><text:span text:style-name="T4">h</text:span><text:span text:style-name="T8">-o-matic — </text:span><text:span text:style-name="T24">Хлюпомат</text:span></text:p>
      <text:p text:style-name="P13"><text:span text:style-name="T8">Jet Squelcher — </text:span><text:span text:style-name="T19">Відбілювач</text:span></text:p>
      <text:p text:style-name="P13"><text:span text:style-name="T19">Aerospray MG — </text:span><text:span text:style-name="T21">Аероспрей</text:span></text:p>
      <text:p text:style-name="P14"><text:span text:style-name="T21">Aerospray PG </text:span><text:span text:style-name="T19">—</text:span><text:span text:style-name="T21"> Аероспрей PG</text:span></text:p>
      <text:p text:style-name="P20"><text:span text:style-name="T53">.52 Gal</text:span><text:span text:style-name="T48"> </text:span><text:span text:style-name="T55"> </text:span><text:span text:style-name="T56">—</text:span><text:span text:style-name="T21"> </text:span><text:span text:style-name="T31">.52 Ґал</text:span></text:p>
      <text:p text:style-name="P21"><text:span text:style-name="T53">.</text:span><text:span text:style-name="T54">96</text:span><text:span text:style-name="T53"> Gal</text:span><text:span text:style-name="T48"> </text:span><text:span text:style-name="T55"> </text:span><text:span text:style-name="T56">—</text:span><text:span text:style-name="T21"> </text:span><text:span text:style-name="T31">.</text:span><text:span text:style-name="T32">96</text:span><text:span text:style-name="T31"> Ґал</text:span></text:p>
      <text:p text:style-name="P22"><text:span text:style-name="T31">Squeezer </text:span><text:span text:style-name="T56">—</text:span><text:span text:style-name="T21"> </text:span><text:span text:style-name="T33">Стискач</text:span></text:p>
      <text:p text:style-name="P3"><text:span text:style-name="T8"/></text:p>
      <text:p text:style-name="P3"><text:span text:style-name="T8">Splat Roller — </text:span><text:span text:style-name="T9">Плеск Валик</text:span></text:p>
      <text:p text:style-name="P3"><text:span text:style-name="T9">Carbon Roller — </text:span><text:span text:style-name="T25">Карбоновий Валик</text:span></text:p>
      <text:p text:style-name="P3"><text:span text:style-name="T9">Dynamo Roller — </text:span><text:span text:style-name="T20">Динамо Валик</text:span></text:p>
      <text:p text:style-name="P17"><text:span text:style-name="T20">Flingza Roller </text:span><text:span text:style-name="T9">— </text:span><text:span text:style-name="T27">Автовалик</text:span></text:p>
      <text:p text:style-name="P3"><text:span text:style-name="T20"/></text:p>
      <text:p text:style-name="P15"><text:span text:style-name="T20">Inkbrush </text:span><text:span text:style-name="T9">—</text:span><text:span text:style-name="T20"> </text:span><text:span text:style-name="T24">Пензлик</text:span></text:p>
      <text:p text:style-name="P16"><text:span text:style-name="T24">Octobrush </text:span><text:span text:style-name="T9">—</text:span><text:span text:style-name="T24"> </text:span><text:span text:style-name="T26">Восьмипензлик</text:span></text:p>
      <text:p text:style-name="P15"><text:span text:style-name="T24">Permanent Inkbrush </text:span><text:span text:style-name="T9">—</text:span><text:span text:style-name="T24"> Перманентний Пензлик</text:span></text:p>
      <text:p text:style-name="P3"><text:span text:style-name="T9"/></text:p>
      <text:p text:style-name="P4"><text:span text:style-name="T9">Splat Brella </text:span><text:span text:style-name="T8">—</text:span><text:span text:style-name="T9"> Плескосолька</text:span></text:p>
      <text:p text:style-name="P4"><text:span text:style-name="T9"/></text:p>
      <text:p text:style-name="P4"><text:span text:style-name="T9">Dualie Squelchers — </text:span><text:span text:style-name="T16">Подвійний Відбілювач</text:span></text:p>
      <text:p text:style-name="P4"><text:span text:style-name="T16"/></text:p>
      <text:p text:style-name="P5"><text:span text:style-name="T10">Blaster <text:s/></text:span><text:span text:style-name="T11">— </text:span><text:span text:style-name="T15">Бластер</text:span></text:p>
      <text:p text:style-name="P14"><text:span text:style-name="T15">Range Blaster </text:span><text:span text:style-name="T11">— </text:span><text:span text:style-name="T21">Бластер </text:span><text:span text:style-name="T3">XL</text:span></text:p>
      <text:p text:style-name="P5"><text:span text:style-name="T15">Rapid Blaster — </text:span><text:span text:style-name="T20">Турбобластер</text:span></text:p>
      <text:p text:style-name="P12"><text:span text:style-name="T20">Rapid Blaster Pro </text:span><text:span text:style-name="T15">— </text:span><text:span text:style-name="T20">Турбобластер ПРО</text:span></text:p>
      <text:p text:style-name="P12"><text:span text:style-name="T20">Clash Blaster — </text:span><text:span text:style-name="T22">Бум</text:span><text:span text:style-name="T23"> Б</text:span><text:span text:style-name="T22">ластер</text:span></text:p>
      <text:p text:style-name="P12"><text:span text:style-name="T22">H-3 Nozzlenose — </text:span><text:span text:style-name="T27">В-3 Афалінос</text:span></text:p>
      <text:p text:style-name="P18"><text:span text:style-name="T22">H-3 Nozzlenose</text:span><text:span text:style-name="T6"> </text:span><text:span text:style-name="T7">D</text:span><text:span text:style-name="T6"> </text:span><text:span text:style-name="T22">— </text:span><text:span text:style-name="T27">В-3 Афалінос </text:span><text:span text:style-name="T28">Д</text:span></text:p>
      <text:p text:style-name="P18"><text:span text:style-name="T28">L-3 Nozzlenose </text:span><text:span text:style-name="T22">—</text:span><text:span text:style-name="T28"> М</text:span><text:span text:style-name="T27">-3 Афалінос</text:span></text:p>
      <text:p text:style-name="P18"><text:span text:style-name="T28">L-3 Nozzlenose </text:span><text:span text:style-name="T7">D </text:span><text:span text:style-name="T22">—</text:span><text:span text:style-name="T28"> М</text:span><text:span text:style-name="T27">-3 Афалінос </text:span><text:span text:style-name="T28">Д</text:span></text:p>
      <text:p text:style-name="P5"><text:span text:style-name="T15"/></text:p>
      <text:p text:style-name="P5"><text:span text:style-name="T15">Sloshing Machine — </text:span><text:span text:style-name="T17">Хлюпофугер</text:span></text:p>
      <text:p text:style-name="P19"><text:span text:style-name="T14">Slosher </text:span><text:span text:style-name="T11">— </text:span><text:span text:style-name="T13">Р</text:span><text:span text:style-name="T14">озливач</text:span></text:p>
      <text:p text:style-name="P5"><text:span text:style-name="T17">Tri-Slosher — </text:span><text:span text:style-name="T29">Трихлюп</text:span></text:p>
      <text:p text:style-name="P5"><text:span text:style-name="T17"/></text:p>
      <text:p text:style-name="P5"><text:span text:style-name="T17">Classic Squiffer — </text:span><text:span text:style-name="T18">Сепаратор </text:span><text:span text:style-name="T34">α</text:span></text:p>
      <text:p text:style-name="P6"><text:span text:style-name="T18">Fresh Squiffer </text:span><text:span text:style-name="T17">—</text:span><text:span text:style-name="T18"> Сепаратор </text:span><text:span text:style-name="T34">γ</text:span></text:p>
      <text:p text:style-name="P6"><text:span text:style-name="T18">New Squiffer </text:span><text:span text:style-name="T17">—</text:span><text:span text:style-name="T18"> Сепаратор </text:span><text:span text:style-name="T34">β</text:span></text:p>
      <text:p text:style-name="P7"><text:span text:style-name="T36">Splat Charger — </text:span><text:span text:style-name="T37">Плеск Нагнітач</text:span></text:p>
      <text:p text:style-name="P7"><text:soft-page-break/><text:span text:style-name="T37">Bamboozler 14 Mk I — </text:span><text:span text:style-name="T38">Бамбумк 14-</text:span><text:span text:style-name="T40">I</text:span></text:p>
      <text:p text:style-name="P8"><text:span text:style-name="T37">Bamboozler 14 Mk I</text:span><text:span text:style-name="T40">I </text:span><text:span text:style-name="T37">— </text:span><text:span text:style-name="T38">Бамбумк 14-</text:span><text:span text:style-name="T40">II</text:span></text:p>
      <text:p text:style-name="P8"><text:span text:style-name="T37">Bamboozler 14 Mk I</text:span><text:span text:style-name="T40">II </text:span><text:span text:style-name="T37">— </text:span><text:span text:style-name="T38">Бамбумк 14-</text:span><text:span text:style-name="T40">III</text:span></text:p>
      <text:p text:style-name="P24"><text:span text:style-name="T40">E-liter 4K </text:span><text:span text:style-name="T37">— </text:span><text:span text:style-name="T40"><text:s/>Е-літр 4К</text:span></text:p>
      <text:p text:style-name="P25"><text:span text:style-name="T50">E-liter 4K Scope </text:span><text:span text:style-name="T49">— </text:span><text:span text:style-name="T50"><text:s/></text:span><text:span text:style-name="T50">Снайп</text:span><text:span text:style-name="T49">-</text:span><text:span text:style-name="T50">Е-літр 4К </text:span></text:p>
      <text:p text:style-name="P8"><text:span text:style-name="T40"/></text:p>
      <text:p text:style-name="P10"><text:span text:style-name="T45">Hydra Splatling </text:span><text:span text:style-name="T46">—</text:span><text:span text:style-name="T45"> </text:span><text:span text:style-name="T47">Гідра</text:span></text:p>
      <text:p text:style-name="P11"><text:span text:style-name="T41">Splatling <text:s/></text:span><text:span text:style-name="T42">— </text:span><text:span text:style-name="T43">Ротор</text:span></text:p>
      <text:p text:style-name="P9"><text:span text:style-name="T39">Heavy Splatling </text:span><text:span text:style-name="T42">— </text:span><text:span text:style-name="T43">Ротор </text:span><text:span text:style-name="T44">ПР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7-26T19:58:24.708000000</dc:date>
    <meta:editing-duration>PT11H7M56S</meta:editing-duration>
    <meta:editing-cycles>25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51" meta:word-count="175" meta:character-count="1339" meta:non-whitespace-character-count="1154"/>
  </office:meta>
</office:document-meta>
</file>